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0000002077FF7FFE176B0CE15.jpg" manifest:media-type="image/jpeg"/>
  <manifest:file-entry manifest:full-path="Pictures/10000000000007800000063BB263666496CEFF3D.png" manifest:media-type="image/png"/>
  <manifest:file-entry manifest:full-path="Pictures/1000020100000280000001DC97B77240030976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35cm" fo:min-width="1.7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5.7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1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5cm" fo:min-width="9.3cm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g>
          <draw:frame draw:style-name="gr1" draw:text-style-name="P1" draw:layer="layout" svg:width="16.255cm" svg:height="12.089cm" svg:x="5.345cm" svg:y="1.311cm">
            <draw:image xlink:href="Pictures/1000020100000280000001DC97B7724003097604.png" xlink:type="simple" xlink:show="embed" xlink:actuate="onLoad" loext:mime-type="image/png">
              <text:p/>
            </draw:image>
          </draw:frame>
          <draw:custom-shape draw:style-name="gr2" draw:text-style-name="P2" draw:layer="layout" svg:width="2.2cm" svg:height="5.6cm" svg:x="4.8cm" svg:y="4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2cm" svg:height="0.8cm" svg:x="10.8cm" svg:y="12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4cm" svg:height="0.8cm" svg:x="7cm" svg:y="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g>
          <draw:frame draw:style-name="gr1" draw:text-style-name="P1" draw:layer="layout" svg:width="15.958cm" svg:height="13.257cm" svg:x="1.442cm" svg:y="0.8cm">
            <draw:image xlink:href="Pictures/10000000000007800000063BB263666496CEFF3D.png" xlink:type="simple" xlink:show="embed" xlink:actuate="onLoad" loext:mime-type="image/png">
              <text:p/>
            </draw:image>
          </draw:frame>
          <dr3d:scene draw:style-name="gr6" svg:width="0.2cm" svg:height="0cm" svg:x="6.6cm" svg:y="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8.8cm" svg:y="7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8.4cm" svg:y="5.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6cm" svg:y="6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9.8cm" svg:y="6.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7.4cm" svg:y="8.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7cm" svg:y="6.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5.2cm" svg:y="5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9.6cm" svg:y="4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4.2cm" svg:y="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4.4cm" svg:y="11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9cm" svg:y="11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11.4cm" svg:y="8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6.8cm" svg:y="3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6.6cm" svg:y="10.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2.6cm" svg:y="7.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6cm" svg:height="0.6cm" svg:x="11cm" svg:y="4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3cm" svg:y="5.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13cm" svg:y="3.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8cm" svg:height="0.8cm" svg:x="12.2cm" svg:y="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  <dr3d:scene draw:style-name="gr6" svg:width="0.4cm" svg:height="0.4cm" svg:x="11.8cm" svg:y="1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7" draw:layer="layout"/>
          </dr3d:scene>
        </draw:g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g>
          <draw:frame draw:style-name="gr8" draw:text-style-name="P4" draw:layer="layout" svg:width="7.043cm" svg:height="4.393cm" svg:x="2cm" svg:y="1.6cm">
            <draw:image xlink:href="Pictures/1000000000000340000002077FF7FFE176B0CE15.jpg" xlink:type="simple" xlink:show="embed" xlink:actuate="onLoad" loext:mime-type="image/jpeg">
              <text:p/>
            </draw:image>
          </draw:frame>
          <draw:custom-shape draw:style-name="gr9" draw:text-style-name="P2" draw:layer="layout" svg:width="9.8cm" svg:height="1.4cm" svg:x="0.6cm" svg:y="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2:05:44.933087813</meta:creation-date>
    <meta:generator>LibreOffice/6.4.7.2$Linux_X86_64 LibreOffice_project/40$Build-2</meta:generator>
    <dc:date>2022-03-06T10:47:02.680055592</dc:date>
    <meta:editing-duration>PT20M42S</meta:editing-duration>
    <meta:editing-cycles>2</meta:editing-cycles>
    <meta:document-statistic meta:object-count="79"/>
  </office:meta>
</office:document-meta>
</file>